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2000000002000000020C467C6B5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 style:parent-style-name="Standard" style:list-style-name="L7"/>
    <style:style style:name="T1" style:family="text">
      <style:text-properties style:text-line-through-style="soli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e: 3-14-2016</text:p>
      <text:p text:style-name="Standard">Update:</text:p>
      <text:list xml:id="list7973147350905702243" text:style-name="L1">
        <text:list-item>
          <text:p text:style-name="P2">Created Database Schema</text:p>
        </text:list-item>
        <text:list-item>
          <text:p text:style-name="P2">Created Create statements for Database setup</text:p>
        </text:list-item>
        <text:list-item>
          <text:p text:style-name="P2">Created Recycle View for viewing all Transactions</text:p>
        </text:list-item>
        <text:list-item>
          <text:p text:style-name="P2">Created View for Viewing and editing a Transaction (just view does nothing)</text:p>
        </text:list-item>
      </text:list>
      <text:list xml:id="list33312153849930486" text:style-name="L2">
        <text:list-item>
          <text:p text:style-name="P3">Created view and activity for adding Places</text:p>
        </text:list-item>
      </text:list>
      <text:p text:style-name="Standard"/>
      <text:p text:style-name="Standard">Problems Occurred:</text:p>
      <text:p text:style-name="Standard">Could not import code from Criminal intent (was going to use basis from another program previously written) had to remodel and start full app from scratch </text:p>
      <text:p text:style-name="Standard"/>
      <text:p text:style-name="Standard">Plans: </text:p>
      <text:p text:style-name="Standard">By 1 pm on 3-17-2016:</text:p>
      <text:list xml:id="list5832411516091204852" text:style-name="L3">
        <text:list-item>
          <text:p text:style-name="P4">Have database tied up to views and app</text:p>
        </text:list-item>
        <text:list-item>
          <text:p text:style-name="P4">Be able to enter in and keep Transactions</text:p>
        </text:list-item>
        <text:list-item>
          <text:p text:style-name="P4">Be able to have transactions and one other table communicating (Possibly using Places as that has an activity built and ready to use as of today)</text:p>
        </text:list-item>
      </text:list>
      <text:p text:style-name="Standard"/>
      <text:p text:style-name="Standard"/>
      <text:p text:style-name="P1">Date: 3-15-2016</text:p>
      <text:p text:style-name="Standard">Update:</text:p>
      <text:list xml:id="list232185445159756920" text:style-name="L4">
        <text:list-item>
          <text:p text:style-name="P5">Added Updates to Recycler View upon <text:s/>editing a transaction</text:p>
        </text:list-item>
        <text:list-item>
          <text:p text:style-name="P5">Added a pager to swipe between Transactions rather than always have to return to the recycle view</text:p>
        </text:list-item>
        <text:list-item>
          <text:p text:style-name="P5">Added in both Editing Date and Time of transactions as well as Updating for both on recycler view</text:p>
        </text:list-item>
        <text:list-item>
          <text:p text:style-name="P5">Reorganized and added to the transaction view</text:p>
        </text:list-item>
        <text:list-item>
          <text:p text:style-name="P5">Added to Menu Bar (Added an add Transaction Button that does go to the transaction editor page and a Show/Hide subtitle that shows the number of transaction so far)</text:p>
        </text:list-item>
      </text:list>
      <text:p text:style-name="Standard"/>
      <text:p text:style-name="Standard">Problems Occurred/Difficulties:</text:p>
      <text:p text:style-name="Standard">Time and Date are in separate selectors but they are stored in on item called a date which is time and date collectively</text:p>
      <text:p text:style-name="Standard"/>
      <text:p text:style-name="Standard">Plans: </text:p>
      <text:p text:style-name="Standard">By 1 pm on 3-17-2016:</text:p>
      <text:list xml:id="list21296186" text:continue-list="list5832411516091204852" text:style-name="L3">
        <text:list-item>
          <text:p text:style-name="P4">Have database tied up to views and app</text:p>
        </text:list-item>
        <text:list-item>
          <text:p text:style-name="P4">Be able to enter in and keep Transactions</text:p>
        </text:list-item>
        <text:list-item>
          <text:p text:style-name="P4">Be able to have transactions and one other table communicating (Possibly using Places as that has an activity built and ready to use as of today)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Date: 3-15-2016</text:p>
      <text:p text:style-name="Standard">Update:</text:p>
      <text:list xml:id="list21298524" text:continue-list="list232185445159756920" text:style-name="L4">
        <text:list-item>
          <text:p text:style-name="P5">Created Type Adder View and Add Type Activity</text:p>
        </text:list-item>
        <text:list-item>
          <text:p text:style-name="P5">Linked Database to App as well as buttons (Data is now held over complete app shutdown)</text:p>
        </text:list-item>
        <text:list-item>
          <text:p text:style-name="P5">Database changes update views for activities or fragments</text:p>
        </text:list-item>
        <text:list-item>
          <text:p text:style-name="P5">Types and Places can be a entered to the database as well as selected for use and saved linked to a transaction</text:p>
        </text:list-item>
      </text:list>
      <text:p text:style-name="Standard"/>
      <text:p text:style-name="Standard">Problems Occurred/Difficulties:</text:p>
      <text:p text:style-name="Standard">Multiple Database problems with passing between views and activities. I had multiple issues with things being added to the database or updated but only showing once the app was completely closed and reopened. This was changed my adding a few data/view <text:s/>refreshers to resumes or other places.</text:p>
      <text:p text:style-name="Standard"/>
      <text:p text:style-name="Standard">Future Ideas: </text:p>
      <text:list xml:id="list7768951165166171200" text:style-name="L7">
        <text:list-item>
          <text:p text:style-name="P8">Add a total cost of items to purchase main viewer.</text:p>
        </text:list-item>
        <text:list-item>
          <text:p text:style-name="P8">Have a way for “giving money” to someone in items</text:p>
        </text:list-item>
      </text:list>
      <text:p text:style-name="Standard"><text:tab/><text:tab/></text:p>
      <text:p text:style-name="Standard"/>
      <text:p text:style-name="Standard">Plans: </text:p>
      <text:p text:style-name="Standard">By 1 pm on 3-17-2016:</text:p>
      <text:list xml:id="list21303570" text:continue-list="list21296186" text:style-name="L3">
        <text:list-item>
          <text:p text:style-name="P4"><text:span text:style-name="T1">Have database tied up to views and app</text:span> <text:s/>Finished 3/16/2016</text:p>
        </text:list-item>
        <text:list-item>
          <text:p text:style-name="P4"><text:span text:style-name="T1">Be able to enter in and keep Transactions </text:span><text:s/>Finished 3/16/2016</text:p>
        </text:list-item>
        <text:list-item>
          <text:p text:style-name="P4"><text:span text:style-name="T1">Be able to have transactions and one other table communicating (Possibly using Places as that has an activity built and ready to use as of today)</text:span> Finished 3/16/2016</text:p>
        </text:list-item>
      </text:list>
      <text:p text:style-name="Standard">By 1 pm on 3-21-2016:</text:p>
      <text:list xml:id="list5516926217634284769" text:style-name="L5">
        <text:list-item>
          <text:p text:style-name="P6">Implement starting screen with option to see Comparisons, Transactions, Contacts, Types and Places </text:p>
        </text:list-item>
      </text:list>
      <text:list xml:id="list1368819763497943392" text:style-name="L6">
        <text:list-item>
          <text:p text:style-name="P7">Have Add and Edit/Delete working for Contacts, Types and Places</text:p>
        </text:list-item>
        <text:list-item>
          <text:p text:style-name="P7">Implement Items for transactions </text:p>
        </text:list-item>
        <text:list-item>
          <text:p text:style-name="P7">Implement delete cascade for transactions </text:p>
        </text:list-item>
        <text:list-item>
          <text:p text:style-name="P7">Implement Comparisons with Viewing and totaling of each section as well as over all</text:p>
          <text:list>
            <text:list-item>
              <text:p text:style-name="P7"><draw:frame draw:style-name="fr1" draw:name="graphics1" text:anchor-type="paragraph" svg:x="1.0571in" svg:y="0.189in" svg:width="0.3335in" svg:height="0.3335in" draw:z-index="0"><draw:image xlink:href="Pictures/100002000000002000000020C467C6B5.gif" xlink:type="simple" xlink:show="embed" xlink:actuate="onLoad"/></draw:frame>possibly have totaling from a Menu with an information symbol </text:p>
            </text:list-item>
            <text:list-item>
              <text:p text:style-name="P7">Ex.</text:p>
            </text:list-item>
          </text:list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cole Geiger</meta:initial-creator>
    <meta:creation-date>2016-03-15T14:23:01.83</meta:creation-date>
    <meta:generator>OpenOffice/4.1.1$Win32 OpenOffice.org_project/411m6$Build-9775</meta:generator>
    <dc:date>2016-03-17T01:12:00.40</dc:date>
    <dc:creator>Nicole Geiger</dc:creator>
    <meta:editing-duration>PT4H36M39S</meta:editing-duration>
    <meta:editing-cycles>10</meta:editing-cycles>
    <meta:document-statistic meta:table-count="0" meta:image-count="1" meta:object-count="0" meta:page-count="2" meta:paragraph-count="53" meta:word-count="546" meta:character-count="3075"/>
  </office:meta>
</office:document-meta>
</file>